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weight="bold" officeooo:rsid="00004a5c" officeooo:paragraph-rsid="00004a5c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weight="bold" officeooo:rsid="00004a5c" officeooo:paragraph-rsid="00004a5c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bold" officeooo:rsid="00004a5c" officeooo:paragraph-rsid="00032623" style:font-weight-asian="bold" style:font-weight-complex="bold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font-weight="bold" officeooo:rsid="00032623" officeooo:paragraph-rsid="00032623" style:font-weight-asian="bold" style:font-weight-complex="bold"/>
    </style:style>
    <style:style style:name="P5" style:family="paragraph" style:parent-style-name="Standard" style:list-style-name="L2">
      <style:paragraph-properties fo:line-height="115%" fo:text-align="start" style:justify-single-word="false"/>
      <style:text-properties fo:font-weight="bold" officeooo:rsid="0004068e" officeooo:paragraph-rsid="0004068e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weight="bold" officeooo:rsid="00052baf" officeooo:paragraph-rsid="00052baf" style:font-weight-asian="bold" style:font-weight-complex="bold"/>
    </style:style>
    <style:style style:name="P7" style:family="paragraph" style:parent-style-name="Standard" style:list-style-name="L5">
      <style:paragraph-properties fo:line-height="115%" fo:text-align="start" style:justify-single-word="false"/>
      <style:text-properties officeooo:paragraph-rsid="0008bf0c"/>
    </style:style>
    <style:style style:name="P8" style:family="paragraph" style:parent-style-name="Standard">
      <style:paragraph-properties fo:line-height="115%" fo:text-align="start" style:justify-single-word="false"/>
      <style:text-properties fo:font-size="11pt" fo:font-weight="bold" officeooo:rsid="00004a5c" officeooo:paragraph-rsid="00032623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fo:font-size="11pt" fo:font-weight="bold" officeooo:rsid="00032623" officeooo:paragraph-rsid="00032623" style:font-size-asian="11pt" style:font-weight-asian="bold" style:font-size-complex="11pt" style:font-weight-complex="bold"/>
    </style:style>
    <style:style style:name="P10" style:family="paragraph" style:parent-style-name="Standard" style:list-style-name="L2">
      <style:paragraph-properties fo:line-height="115%" fo:text-align="start" style:justify-single-word="false"/>
      <style:text-properties fo:font-size="11pt" fo:font-weight="bold" officeooo:rsid="0004068e" officeooo:paragraph-rsid="0004068e" style:font-size-asian="11pt" style:font-weight-asian="bold" style:font-size-complex="11pt" style:font-weight-complex="bold"/>
    </style:style>
    <style:style style:name="P11" style:family="paragraph" style:parent-style-name="Standard" style:list-style-name="L2">
      <style:paragraph-properties fo:line-height="115%" fo:text-align="start" style:justify-single-word="false"/>
      <style:text-properties fo:font-size="11pt" fo:font-weight="bold" officeooo:rsid="00052baf" officeooo:paragraph-rsid="00052baf" style:font-size-asian="11pt" style:font-weight-asian="bold" style:font-size-complex="11pt" style:font-weight-complex="bold"/>
    </style:style>
    <style:style style:name="P12" style:family="paragraph" style:parent-style-name="Standard" style:list-style-name="L2">
      <style:paragraph-properties fo:line-height="115%" fo:text-align="start" style:justify-single-word="false"/>
      <style:text-properties fo:font-size="11pt" fo:font-weight="bold" officeooo:rsid="0004068e" officeooo:paragraph-rsid="0004068e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font-size="11pt" fo:font-weight="normal" officeooo:rsid="0006188a" officeooo:paragraph-rsid="0006188a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4">
      <style:paragraph-properties fo:line-height="115%" fo:text-align="start" style:justify-single-word="false"/>
      <style:text-properties fo:font-size="11pt" fo:font-weight="normal" officeooo:rsid="00067cb0" officeooo:paragraph-rsid="00067cb0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4">
      <style:paragraph-properties fo:line-height="115%" fo:text-align="start" style:justify-single-word="false"/>
      <style:text-properties fo:font-size="11pt" fo:font-weight="normal" officeooo:rsid="00071ce1" officeooo:paragraph-rsid="00071ce1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4">
      <style:paragraph-properties fo:line-height="115%" fo:text-align="start" style:justify-single-word="false"/>
      <style:text-properties fo:font-size="11pt" fo:font-weight="normal" officeooo:rsid="0008bf0c" officeooo:paragraph-rsid="0008bf0c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size="11pt" fo:font-weight="normal" officeooo:rsid="0008bf0c" officeooo:paragraph-rsid="0008bf0c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weight="normal" officeooo:rsid="00052baf" officeooo:paragraph-rsid="00052baf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start" style:justify-single-word="false"/>
      <style:text-properties fo:font-weight="normal" officeooo:rsid="0005bf91" officeooo:paragraph-rsid="0005bf91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start" style:justify-single-word="false"/>
      <style:text-properties fo:font-weight="normal" officeooo:rsid="0006188a" officeooo:paragraph-rsid="0006188a" style:font-weight-asian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weight="normal" officeooo:rsid="0006188a" officeooo:paragraph-rsid="0006188a" style:font-weight-asian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2pt" fo:font-weight="bold" officeooo:rsid="0006188a" officeooo:paragraph-rsid="0006188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size="12pt" fo:font-weight="bold" officeooo:rsid="0008bf0c" officeooo:paragraph-rsid="0008bf0c" style:font-size-asian="10.5pt" style:font-weight-asian="bold" style:font-size-complex="12pt" style:font-weight-complex="bold"/>
    </style:style>
    <style:style style:name="P24" style:family="paragraph" style:parent-style-name="Standard" style:list-style-name="L5">
      <style:paragraph-properties fo:line-height="115%" fo:text-align="start" style:justify-single-word="false"/>
      <style:text-properties officeooo:rsid="000ae90e" officeooo:paragraph-rsid="000ae90e"/>
    </style:style>
    <style:style style:name="P25" style:family="paragraph" style:parent-style-name="Standard">
      <style:paragraph-properties fo:line-height="115%" fo:text-align="start" style:justify-single-word="false"/>
      <style:text-properties officeooo:rsid="000ae90e" officeooo:paragraph-rsid="000ae90e"/>
    </style:style>
    <style:style style:name="P26" style:family="paragraph" style:parent-style-name="Standard" style:list-style-name="L6">
      <style:paragraph-properties fo:line-height="115%" fo:text-align="start" style:justify-single-word="false"/>
      <style:text-properties officeooo:rsid="000ae90e" officeooo:paragraph-rsid="000ae90e"/>
    </style:style>
    <style:style style:name="P27" style:family="paragraph" style:parent-style-name="Standard" style:list-style-name="L6">
      <style:paragraph-properties fo:line-height="115%" fo:text-align="start" style:justify-single-word="false"/>
      <style:text-properties officeooo:rsid="000c36ca" officeooo:paragraph-rsid="000c36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fc24" style:font-weight-asian="normal" style:font-weight-complex="normal"/>
    </style:style>
    <style:style style:name="T3" style:family="text">
      <style:text-properties fo:font-weight="normal" officeooo:rsid="00032623" style:font-weight-asian="normal" style:font-weight-complex="normal"/>
    </style:style>
    <style:style style:name="T4" style:family="text">
      <style:text-properties fo:font-size="11pt" fo:font-weight="normal" officeooo:rsid="0001fc24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32623" style:font-size-asian="11pt" style:font-weight-asian="normal" style:font-size-complex="11pt" style:font-weight-complex="normal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0ae90e" style:font-size-asian="9.60000038146973pt" style:font-weight-asian="normal" style:font-size-complex="11pt" style:font-weight-complex="normal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1pt" officeooo:rsid="0005bf91" style:font-size-asian="9.60000038146973pt" style:font-size-complex="11pt"/>
    </style:style>
    <style:style style:name="T10" style:family="text">
      <style:text-properties officeooo:rsid="00067cb0"/>
    </style:style>
    <style:style style:name="T11" style:family="text">
      <style:text-properties officeooo:rsid="00096b9a"/>
    </style:style>
    <style:style style:name="T12" style:family="text">
      <style:text-properties officeooo:rsid="0009df7a"/>
    </style:style>
    <style:style style:name="T13" style:family="text">
      <style:text-properties officeooo:rsid="000ae9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7cm" fo:text-indent="-0.635cm" fo:margin-left="8.447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</text:p>
      <text:p text:style-name="P2">Day 2</text:p>
      <text:p text:style-name="P2">1. Python OPP’s Concept :-</text:p>
      <text:p text:style-name="P3"><text:tab/><text:span text:style-name="T4">OPP’s stands for Object Oriented Programing, like many other languages python also is a object oriented programing. OPP’s allows us to to develop the application using an object oriented approach we can create and use classes and objects. </text:span><text:span text:style-name="T5">OPP’s focuses on writing the reusable code. It is a widesprade technique to solve the problem by creating objects.</text:span></text:p>
      <text:p text:style-name="P8"><text:span text:style-name="T3"><text:tab/>Major princeples of OPP’s are,</text:span></text:p>
      <text:list xml:id="list2301877674" text:style-name="L1">
        <text:list-item>
          <text:p text:style-name="P9"><text:span text:style-name="T2">C</text:span><text:span text:style-name="T1">lass</text:span></text:p>
        </text:list-item>
        <text:list-item>
          <text:p text:style-name="P9"><text:span text:style-name="T1">Object</text:span></text:p>
        </text:list-item>
        <text:list-item>
          <text:p text:style-name="P9"><text:span text:style-name="T1">Method </text:span></text:p>
        </text:list-item>
        <text:list-item>
          <text:p text:style-name="P9"><text:span text:style-name="T1">inheritance</text:span></text:p>
        </text:list-item>
        <text:list-item>
          <text:p text:style-name="P9"><text:span text:style-name="T1">Polymorphism</text:span></text:p>
        </text:list-item>
        <text:list-item>
          <text:p text:style-name="P9"><text:span text:style-name="T1">Data Abstraction</text:span></text:p>
        </text:list-item>
        <text:list-item>
          <text:p text:style-name="P9"><text:span text:style-name="T1">Encapsulation</text:span></text:p>
        </text:list-item>
      </text:list>
      <text:list xml:id="list4001485737" text:style-name="L2">
        <text:list-item>
          <text:p text:style-name="P4"><text:span text:style-name="T1">Class</text:span></text:p>
          <text:list>
            <text:list-header>
              <text:p text:style-name="P10"><text:span text:style-name="T1">Class is the collection of objects and blueprint of how objects will behave.</text:span></text:p>
            </text:list-header>
          </text:list>
        </text:list-item>
        <text:list-item>
          <text:p text:style-name="P5"><text:span text:style-name="T1">Object</text:span></text:p>
          <text:list>
            <text:list-header>
              <text:p text:style-name="P12"><text:span text:style-name="T1">Object is an entity that has a state and behavior.</text:span></text:p>
            </text:list-header>
          </text:list>
        </text:list-item>
        <text:list-item>
          <text:p text:style-name="P5"><text:span text:style-name="T1">Method</text:span></text:p>
          <text:list>
            <text:list-header>
              <text:p text:style-name="P12"><text:span text:style-name="T1">Method is nothing but a function associated with the object.</text:span></text:p>
            </text:list-header>
          </text:list>
        </text:list-item>
        <text:list-item>
          <text:p text:style-name="P5"><text:span text:style-name="T1">Inheritance</text:span></text:p>
          <text:list>
            <text:list-header>
              <text:p text:style-name="P10"><text:span text:style-name="T1">Inheritance specifies that the child class acquires all the properties and behaviors of parent class.</text:span></text:p>
            </text:list-header>
          </text:list>
        </text:list-item>
        <text:list-item>
          <text:p text:style-name="P5"><text:span text:style-name="T1">Polymorphism</text:span></text:p>
          <text:list>
            <text:list-header>
              <text:p text:style-name="P11"><text:span text:style-name="T1">It means that the same fuction can behave in different ways for different objects.</text:span></text:p>
            </text:list-header>
          </text:list>
        </text:list-item>
        <text:list-item>
          <text:p text:style-name="P5"><text:span text:style-name="T1">Data Abstraction</text:span></text:p>
          <text:list>
            <text:list-header>
              <text:p text:style-name="P11"><text:span text:style-name="T1">Abstraction is nothing but heiding the data from the user and showing then only the functionalities.</text:span></text:p>
            </text:list-header>
          </text:list>
        </text:list-item>
        <text:list-item>
          <text:p text:style-name="P5"><text:span text:style-name="T1">Encapsulation</text:span></text:p>
          <text:list>
            <text:list-header>
              <text:p text:style-name="P11"><text:span text:style-name="T1">It is used to protect the data from getting accidently modified by enclosing them together within a single unit. </text:span></text:p>
            </text:list-header>
          </text:list>
        </text:list-item>
      </text:list>
      <text:p text:style-name="P6">2. Data Types In Python :-</text:p>
      <text:p text:style-name="P18"><text:tab/><text:span text:style-name="T9">The basic data types in the python are,</text:span></text:p>
      <text:list xml:id="list1595864259" text:style-name="L3">
        <text:list-item>
          <text:p text:style-name="P19"><text:span text:style-name="T8">Numeric</text:span></text:p>
          <text:list>
            <text:list-header>
              <text:p text:style-name="P20"><text:span text:style-name="T8">It contains data like integer, float and Comple Number</text:span></text:p>
            </text:list-header>
          </text:list>
        </text:list-item>
        <text:list-item>
          <text:p text:style-name="P19"><text:span text:style-name="T8">String</text:span></text:p>
          <text:list>
            <text:list-header>
              <text:p text:style-name="P20"><text:span text:style-name="T8">It holds Alphabetic data like words laters</text:span></text:p>
            </text:list-header>
          </text:list>
        </text:list-item>
        <text:list-item>
          <text:p text:style-name="P19"><text:span text:style-name="T8">List</text:span></text:p>
          <text:list>
            <text:list-header>
              <text:p text:style-name="P20"><text:span text:style-name="T8">List is the collection of elements of different datatypes </text:span></text:p>
            </text:list-header>
          </text:list>
        </text:list-item>
        <text:list-item>
          <text:p text:style-name="P19"><text:span text:style-name="T8">Set</text:span></text:p>
          <text:list>
            <text:list-header>
              <text:p text:style-name="P20"><text:span text:style-name="T8">set is nothing but a list but it dose not allows duplicate elements</text:span></text:p>
            </text:list-header>
          </text:list>
        </text:list-item>
        <text:list-item>
          <text:p text:style-name="P19"><text:span text:style-name="T8">Dictionary</text:span></text:p>
          <text:list>
            <text:list-header>
              <text:p text:style-name="P20"><text:span text:style-name="T8">Dictionary is collction of data stored in the form of keys and values</text:span></text:p>
            </text:list-header>
          </text:list>
        </text:list-item>
      </text:list>
      <text:p text:style-name="P21"><text:span text:style-name="T8"/></text:p>
      <text:p text:style-name="P22">3. Operators In Python :-</text:p>
      <text:p text:style-name="P13"><text:tab/><text:span text:style-name="T10">Operators are nothing but symboles which are responsible for a perticuler operation between two elements. Diffrent types of operators in python are,</text:span></text:p>
      <text:list xml:id="list717326230" text:style-name="L4">
        <text:list-header>
          <text:p text:style-name="P14"/>
        </text:list-header>
        <text:list-item>
          <text:p text:style-name="P14"><text:soft-page-break/>Arithmatic Operators</text:p>
          <text:list>
            <text:list-header>
              <text:p text:style-name="P14">They are used to perform arithmatic operations between two elements. eg. +,-./,// etc.</text:p>
            </text:list-header>
          </text:list>
        </text:list-item>
        <text:list-item>
          <text:p text:style-name="P14">Comparison operators</text:p>
          <text:list>
            <text:list-header>
              <text:p text:style-name="P14">They are used to compare values of two elements. eg. ==,!=,&lt;=,&gt;= etc.</text:p>
            </text:list-header>
          </text:list>
        </text:list-item>
        <text:list-item>
          <text:p text:style-name="P14">Assingment operators</text:p>
          <text:list>
            <text:list-header>
              <text:p text:style-name="P15">They are use to assing value of left element to right element. eg. =,+=,-= etc.</text:p>
            </text:list-header>
          </text:list>
        </text:list-item>
        <text:list-item>
          <text:p text:style-name="P14">Logical operators</text:p>
          <text:list>
            <text:list-header>
              <text:p text:style-name="P15">They are used in expression to evaluate or to make decision. eg. And, or , Xor etc.</text:p>
            </text:list-header>
          </text:list>
        </text:list-item>
        <text:list-item>
          <text:p text:style-name="P14">Bitwise operators</text:p>
          <text:list>
            <text:list-header>
              <text:p text:style-name="P15">The Bitwise operator use to perform bit by bit operation on two elements. eg. &amp;.|,^ etc.</text:p>
            </text:list-header>
          </text:list>
        </text:list-item>
        <text:list-item>
          <text:p text:style-name="P14">Membership operators</text:p>
          <text:list>
            <text:list-header>
              <text:p text:style-name="P16">They are used to check the membership of element in python data type. eg. In, Not in.</text:p>
            </text:list-header>
          </text:list>
        </text:list-item>
        <text:list-item>
          <text:p text:style-name="P14">Identiy operators</text:p>
          <text:list>
            <text:list-header>
              <text:p text:style-name="P16">They are used to decide whether an element certain or type. eg. Is, is not.</text:p>
            </text:list-header>
          </text:list>
        </text:list-item>
      </text:list>
      <text:p text:style-name="P17"/>
      <text:p text:style-name="P23">3. Python Modules :-</text:p>
      <text:p text:style-name="P17"><text:tab/><text:span text:style-name="T11">Pthon modules are nothing but python program files which contains a python code including python functions, class, or variables </text:span><text:span text:style-name="T12">which can be reused in a code by importing the module in program. </text:span><text:span text:style-name="T13">Modules can be imported in python file by two mwthods.</text:span></text:p>
      <text:list xml:id="list208077685" text:style-name="L5">
        <text:list-item>
          <text:p text:style-name="P7"><text:span text:style-name="T7">Using import statement</text:span></text:p>
        </text:list-item>
        <text:list-item>
          <text:p text:style-name="P24"><text:span text:style-name="T6">Using From-import statemant</text:span></text:p>
        </text:list-item>
      </text:list>
      <text:p text:style-name="P25"><text:span text:style-name="T6"><text:tab/>Python privides us some built in modules like,</text:span></text:p>
      <text:list xml:id="list2122756473" text:style-name="L6">
        <text:list-item>
          <text:p text:style-name="P26"><text:span text:style-name="T6">Operator</text:span></text:p>
          <text:list>
            <text:list-header>
              <text:p text:style-name="P26"><text:span text:style-name="T6">Python operators are part of operator module</text:span></text:p>
            </text:list-header>
          </text:list>
        </text:list-item>
        <text:list-item>
          <text:p text:style-name="P26"><text:span text:style-name="T6">Decimal</text:span></text:p>
          <text:list>
            <text:list-header>
              <text:p text:style-name="P26"><text:span text:style-name="T6">It can be used to print the decimal values as we want </text:span></text:p>
            </text:list-header>
          </text:list>
        </text:list-item>
        <text:list-item>
          <text:p text:style-name="P26"><text:span text:style-name="T6">Random</text:span></text:p>
          <text:list>
            <text:list-header>
              <text:p text:style-name="P26"><text:span text:style-name="T6">It can be used to generate random sequence with thw given set of charecters</text:span></text:p>
            </text:list-header>
          </text:list>
        </text:list-item>
        <text:list-item>
          <text:p text:style-name="P26"><text:span text:style-name="T6">Math</text:span></text:p>
          <text:list>
            <text:list-header>
              <text:p text:style-name="P26"><text:span text:style-name="T6">It provides some basic mathematical operation </text:span></text:p>
            </text:list-header>
          </text:list>
        </text:list-item>
        <text:list-item>
          <text:p text:style-name="P26"><text:span text:style-name="T6">Datetime</text:span></text:p>
          <text:list>
            <text:list-header>
              <text:p text:style-name="P26"><text:span text:style-name="T6">It can be used to provide date and time values in the program </text:span></text:p>
            </text:list-header>
          </text:list>
        </text:list-item>
        <text:list-item>
          <text:p text:style-name="P26"><text:span text:style-name="T6">String</text:span></text:p>
          <text:list>
            <text:list-header>
              <text:p text:style-name="P27"><text:span text:style-name="T6">It provides a set of function that can be performed on the string data types </text:span></text:p>
            </text:list-header>
          </text:list>
        </text:list-item>
      </text:list>
      <text:p text:style-name="P25"><text:span text:style-name="T6"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3:33:18.501451532</meta:creation-date>
    <dc:date>2022-03-01T17:18:43.908351122</dc:date>
    <meta:editing-duration>PT10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2" meta:word-count="586" meta:character-count="3223" meta:non-whitespace-character-count="2748"/>
  </office:meta>
</office:document-meta>
</file>